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fo:border="none" loext:decorative="false"/>
    </style:style>
    <style:style style:name="gr2" style:family="graphic" style:parent-style-name="standard">
      <style:graphic-properties draw:textarea-vertical-align="middle" fo:border="none" loext:decorative="false"/>
    </style:style>
    <style:style style:name="P1" style:family="paragraph">
      <style:paragraph-properties fo:text-align="start"/>
      <style:text-properties fo:color="#000080" style:text-line-through-style="none" style:text-line-through-type="none" fo:font-family="Arial" style:font-style-name="Normal" style:font-family-generic="swiss" fo:font-size="12pt" fo:font-style="normal" style:text-underline-style="none"/>
    </style:style>
    <style:style style:name="P2" style:family="paragraph">
      <style:paragraph-properties fo:text-align="center"/>
      <style:text-properties fo:color="#000080" style:text-line-through-style="none" style:text-line-through-type="none" fo:font-family="Arial" style:font-style-name="Normal" style:font-family-generic="swiss" fo:font-size="12pt" fo:font-style="normal" style:text-underline-style="none"/>
    </style:style>
    <style:style style:name="P3" style:family="paragraph">
      <style:paragraph-properties fo:text-align="end"/>
      <style:text-properties fo:color="#000080" style:text-line-through-style="none" style:text-line-through-type="none" fo:font-family="Arial" style:font-style-name="Normal" style:font-family-generic="swiss" fo:font-size="12pt" fo:font-style="normal" style:text-underline-style="none"/>
    </style:style>
    <style:style style:name="P4" style:family="paragraph">
      <style:paragraph-properties fo:text-align="center"/>
      <style:text-properties fo:color="#000080" style:text-line-through-style="none" style:text-line-through-type="none" fo:font-family="Arial" style:font-style-name="Gras" style:font-family-generic="swiss" fo:font-size="14pt" fo:font-style="normal" style:text-underline-style="none"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name" form:control-implementation="ooo:com.sun.star.form.component.TextField" xml:id="control1" form:id="control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atient_nom" form:control-implementation="ooo:com.sun.star.form.component.TextField" xml:id="control2" form:id="control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atient_prenom_texte" form:control-implementation="ooo:com.sun.star.form.component.TextField" xml:id="control3" form:id="control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atient_dn" form:control-implementation="ooo:com.sun.star.form.component.TextField" xml:id="control4" form:id="control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atient_date_naissance_texte" form:control-implementation="ooo:com.sun.star.form.component.TextField" xml:id="control5" form:id="control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atient_nom" form:control-implementation="ooo:com.sun.star.form.component.TextField" xml:id="control6" form:id="control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atient_prenom" form:control-implementation="ooo:com.sun.star.form.component.TextField" xml:id="control7" form:id="control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atient_dn" form:control-implementation="ooo:com.sun.star.form.component.TextField" xml:id="control8" form:id="control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te_naissance" form:control-implementation="ooo:com.sun.star.form.component.TextField" xml:id="control9" form:id="control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atient_adresse" form:control-implementation="ooo:com.sun.star.form.component.TextField" xml:id="control10" form:id="control1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ode_auxiliaire" form:control-implementation="ooo:com.sun.star.form.component.TextField" xml:id="control11" form:id="control1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uxiliaire_remplacant_oui" form:control-implementation="ooo:com.sun.star.form.component.TextField" xml:id="control12" form:id="control1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arcours_soins_non" form:control-implementation="ooo:com.sun.star.form.component.TextField" xml:id="control13" form:id="control1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arcours_soins_oui" form:control-implementation="ooo:com.sun.star.form.component.TextField" xml:id="control14" form:id="control1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ode_auxiliaire" form:control-implementation="ooo:com.sun.star.form.component.TextField" xml:id="control15" form:id="control1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te_prescription_texte" form:control-implementation="ooo:com.sun.star.form.component.TextField" xml:id="control16" form:id="control1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ode_prescripteur" form:control-implementation="ooo:com.sun.star.form.component.TextField" xml:id="control17" form:id="control1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longue_maladie_oui" form:control-implementation="ooo:com.sun.star.form.component.TextField" xml:id="control18" form:id="control1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urgence_oui" form:control-implementation="ooo:com.sun.star.form.component.TextField" xml:id="control19" form:id="control1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t_mp_oui" form:control-implementation="ooo:com.sun.star.form.component.TextField" xml:id="control20" form:id="control2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aternite_oui" form:control-implementation="ooo:com.sun.star.form.component.TextField" xml:id="control21" form:id="control2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utre_oui" form:control-implementation="ooo:com.sun.star.form.component.TextField" xml:id="control22" form:id="control2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t_mp_texte" form:control-implementation="ooo:com.sun.star.form.component.TextField" xml:id="control23" form:id="control2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utre_derogation" form:control-implementation="ooo:com.sun.star.form.component.TextField" xml:id="control24" form:id="control2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um_panier_texte" form:control-implementation="ooo:com.sun.star.form.component.TextField" xml:id="control25" form:id="control2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um_rsr_texte" form:control-implementation="ooo:com.sun.star.form.component.TextField" xml:id="control26" form:id="control2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ate_texte" form:control-implementation="ooo:com.sun.star.form.component.TextField" xml:id="control27" form:id="control2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lettre_cle_texte" form:control-implementation="ooo:com.sun.star.form.component.TextField" xml:id="control28" form:id="control2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coefficient_texte" form:control-implementation="ooo:com.sun.star.form.component.TextField" xml:id="control29" form:id="control2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fd_texte" form:control-implementation="ooo:com.sun.star.form.component.TextField" xml:id="control30" form:id="control3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k_texte" form:control-implementation="ooo:com.sun.star.form.component.TextField" xml:id="control31" form:id="control3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imanche_ferie_texte" form:control-implementation="ooo:com.sun.star.form.component.TextField" xml:id="control32" form:id="control3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nuit_texte" form:control-implementation="ooo:com.sun.star.form.component.TextField" xml:id="control33" form:id="control3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montant_texte" form:control-implementation="ooo:com.sun.star.form.component.TextField" xml:id="control34" form:id="control3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tant_total_texte" form:control-implementation="ooo:com.sun.star.form.component.TextField" xml:id="control35" form:id="control3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tant_patient_texte" form:control-implementation="ooo:com.sun.star.form.component.TextField" xml:id="control36" form:id="control3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tant_tiers_payant_texte" form:control-implementation="ooo:com.sun.star.form.component.TextField" xml:id="control37" form:id="control3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ate_texte" form:control-implementation="ooo:com.sun.star.form.component.TextField" xml:id="control38" form:id="control3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lettre_cle_texte" form:control-implementation="ooo:com.sun.star.form.component.TextField" xml:id="control39" form:id="control3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coefficient_texte" form:control-implementation="ooo:com.sun.star.form.component.TextField" xml:id="control40" form:id="control4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fd_texte" form:control-implementation="ooo:com.sun.star.form.component.TextField" xml:id="control41" form:id="control4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k_texte" form:control-implementation="ooo:com.sun.star.form.component.TextField" xml:id="control42" form:id="control4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imanche_ferie_texte" form:control-implementation="ooo:com.sun.star.form.component.TextField" xml:id="control43" form:id="control4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nuit_texte" form:control-implementation="ooo:com.sun.star.form.component.TextField" xml:id="control44" form:id="control4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montant_texte" form:control-implementation="ooo:com.sun.star.form.component.TextField" xml:id="control45" form:id="control4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raticien_name_texte" form:control-implementation="ooo:com.sun.star.form.component.TextField" xml:id="control46" form:id="control4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raticien_profession_texte" form:control-implementation="ooo:com.sun.star.form.component.TextField" xml:id="control47" form:id="control4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raticien_tel_texte" form:control-implementation="ooo:com.sun.star.form.component.TextField" xml:id="control48" form:id="control4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control draw:style-name="gr1" draw:text-style-name="P1" draw:layer="controls" svg:width="6.5cm" svg:height="0.75cm" svg:x="14.1cm" svg:y="2cm" draw:control="control1"/>
        <draw:control draw:style-name="gr2" draw:text-style-name="P1" draw:layer="controls" svg:width="9.05cm" svg:height="0.6cm" svg:x="1.7cm" svg:y="3.55cm" draw:control="control2"/>
        <draw:control draw:style-name="gr2" draw:text-style-name="P1" draw:layer="controls" svg:width="8.4cm" svg:height="0.6cm" svg:x="12.2cm" svg:y="3.55cm" draw:control="control3"/>
        <draw:control draw:style-name="gr1" draw:text-style-name="P1" draw:layer="controls" svg:width="9.05cm" svg:height="0.6cm" svg:x="1.7cm" svg:y="4.25cm" draw:control="control4"/>
        <draw:control draw:style-name="gr1" draw:text-style-name="P1" draw:layer="controls" svg:width="5.15cm" svg:height="0.6cm" svg:x="15.45cm" svg:y="4.25cm" draw:control="control5"/>
        <draw:control draw:style-name="gr1" draw:text-style-name="P1" draw:layer="controls" svg:width="9.05cm" svg:height="0.6cm" svg:x="1.7cm" svg:y="5.45cm" draw:control="control6"/>
        <draw:control draw:style-name="gr1" draw:text-style-name="P1" draw:layer="controls" svg:width="8.4cm" svg:height="0.6cm" svg:x="12.2cm" svg:y="5.45cm" draw:control="control7"/>
        <draw:control draw:style-name="gr1" draw:text-style-name="P1" draw:layer="controls" svg:width="9.05cm" svg:height="0.6cm" svg:x="1.7cm" svg:y="6.05cm" draw:control="control8"/>
        <draw:control draw:style-name="gr1" draw:text-style-name="P1" draw:layer="controls" svg:width="5.15cm" svg:height="0.6cm" svg:x="15.45cm" svg:y="6.05cm" draw:control="control9"/>
        <draw:control draw:style-name="gr1" draw:text-style-name="P2" draw:layer="controls" svg:width="11.75cm" svg:height="0.6cm" svg:x="3.5cm" svg:y="7cm" draw:control="control10"/>
        <draw:control draw:style-name="gr1" draw:text-style-name="P2" draw:layer="controls" svg:width="4.85cm" svg:height="0.6cm" svg:x="8.15cm" svg:y="8.65cm" draw:control="control11"/>
        <draw:control draw:style-name="gr1" draw:text-style-name="P2" draw:layer="controls" svg:width="0.6cm" svg:height="0.6cm" svg:x="8.35cm" svg:y="9.35cm" draw:control="control12"/>
        <draw:control draw:style-name="gr1" draw:text-style-name="P2" draw:layer="controls" svg:width="0.55cm" svg:height="0.35cm" svg:x="4.1cm" svg:y="10.9cm" draw:control="control13"/>
        <draw:control draw:style-name="gr1" draw:text-style-name="P2" draw:layer="controls" svg:width="0.55cm" svg:height="0.35cm" svg:x="3cm" svg:y="10.9cm" draw:control="control14"/>
        <draw:control draw:style-name="gr1" draw:text-style-name="P2" draw:layer="controls" svg:width="4.85cm" svg:height="0.6cm" svg:x="8.25cm" svg:y="10.55cm" draw:control="control15"/>
        <draw:control draw:style-name="gr1" draw:text-style-name="P1" draw:layer="controls" svg:width="4.85cm" svg:height="0.6cm" svg:x="11.25cm" svg:y="11.35cm" draw:control="control16"/>
        <draw:control draw:style-name="gr1" draw:text-style-name="P1" draw:layer="controls" svg:width="3.15cm" svg:height="0.6cm" svg:x="5.35cm" svg:y="11.35cm" draw:control="control17"/>
        <draw:control draw:style-name="gr1" draw:text-style-name="P2" draw:layer="controls" svg:width="0.55cm" svg:height="0.35cm" svg:x="0.7cm" svg:y="12.7cm" draw:control="control18"/>
        <draw:control draw:style-name="gr1" draw:text-style-name="P2" draw:layer="controls" svg:width="0.55cm" svg:height="0.35cm" svg:x="0.7cm" svg:y="13.3cm" draw:control="control19"/>
        <draw:control draw:style-name="gr1" draw:text-style-name="P2" draw:layer="controls" svg:width="0.55cm" svg:height="0.35cm" svg:x="3.6cm" svg:y="12.7cm" draw:control="control20"/>
        <draw:control draw:style-name="gr1" draw:text-style-name="P2" draw:layer="controls" svg:width="0.55cm" svg:height="0.35cm" svg:x="10.8cm" svg:y="12.7cm" draw:control="control21"/>
        <draw:control draw:style-name="gr1" draw:text-style-name="P2" draw:layer="controls" svg:width="0.55cm" svg:height="0.35cm" svg:x="13cm" svg:y="12.7cm" draw:control="control22"/>
        <draw:control draw:style-name="gr1" draw:text-style-name="P2" draw:layer="controls" svg:width="5.15cm" svg:height="0.6cm" svg:x="5.35cm" svg:y="12.55cm" draw:control="control23"/>
        <draw:control draw:style-name="gr1" draw:text-style-name="P2" draw:layer="controls" svg:width="4.2cm" svg:height="0.6cm" svg:x="16.4cm" svg:y="12.55cm" draw:control="control24"/>
        <draw:control draw:style-name="gr1" draw:text-style-name="P2" draw:layer="controls" svg:width="4.25cm" svg:height="0.5cm" svg:x="6.25cm" svg:y="13.2cm" draw:control="control25"/>
        <draw:control draw:style-name="gr1" draw:text-style-name="P2" draw:layer="controls" svg:width="8.7cm" svg:height="0.5cm" svg:x="11.95cm" svg:y="13.25cm" draw:control="control26"/>
        <draw:control draw:style-name="gr1" draw:text-style-name="P2" draw:layer="controls" svg:width="3.5cm" svg:height="0.6cm" svg:x="0.75cm" svg:y="15.3cm" draw:control="control27"/>
        <draw:control draw:style-name="gr1" draw:text-style-name="P2" draw:layer="controls" svg:width="1.95cm" svg:height="0.6cm" svg:x="4.5cm" svg:y="15.3cm" draw:control="control28"/>
        <draw:control draw:style-name="gr1" draw:text-style-name="P2" draw:layer="controls" svg:width="4cm" svg:height="0.6cm" svg:x="6.75cm" svg:y="15.3cm" draw:control="control29"/>
        <draw:control draw:style-name="gr1" draw:text-style-name="P2" draw:layer="controls" svg:width="1.55cm" svg:height="0.6cm" svg:x="11cm" svg:y="15.3cm" draw:control="control30"/>
        <draw:control draw:style-name="gr1" draw:text-style-name="P2" draw:layer="controls" svg:width="1.6cm" svg:height="0.6cm" svg:x="12.75cm" svg:y="15.3cm" draw:control="control31"/>
        <draw:control draw:style-name="gr1" draw:text-style-name="P2" draw:layer="controls" svg:width="1.65cm" svg:height="0.6cm" svg:x="14.5cm" svg:y="15.3cm" draw:control="control32"/>
        <draw:control draw:style-name="gr1" draw:text-style-name="P2" draw:layer="controls" svg:width="1.4cm" svg:height="0.6cm" svg:x="16.25cm" svg:y="15.3cm" draw:control="control33"/>
        <draw:control draw:style-name="gr1" draw:text-style-name="P3" draw:layer="controls" svg:width="2.65cm" svg:height="0.6cm" svg:x="17.9cm" svg:y="15.3cm" draw:control="control34"/>
        <draw:control draw:style-name="gr1" draw:text-style-name="P2" draw:layer="controls" svg:width="4.45cm" svg:height="0.6cm" svg:x="8.05cm" svg:y="25.3cm" draw:control="control35"/>
        <draw:control draw:style-name="gr1" draw:text-style-name="P2" draw:layer="controls" svg:width="4.2cm" svg:height="0.6cm" svg:x="6.55cm" svg:y="27.5cm" draw:control="control36"/>
        <draw:control draw:style-name="gr1" draw:text-style-name="P2" draw:layer="controls" svg:width="3.85cm" svg:height="0.6cm" svg:x="10.85cm" svg:y="27.5cm" draw:control="control37"/>
        <draw:control draw:style-name="gr1" draw:text-style-name="P2" draw:layer="controls" svg:width="3.5cm" svg:height="0.6cm" svg:x="0.75cm" svg:y="15.9cm" draw:control="control38"/>
        <draw:control draw:style-name="gr1" draw:text-style-name="P2" draw:layer="controls" svg:width="1.95cm" svg:height="0.6cm" svg:x="4.5cm" svg:y="15.9cm" draw:control="control39"/>
        <draw:control draw:style-name="gr1" draw:text-style-name="P2" draw:layer="controls" svg:width="4cm" svg:height="0.6cm" svg:x="6.75cm" svg:y="15.9cm" draw:control="control40"/>
        <draw:control draw:style-name="gr1" draw:text-style-name="P2" draw:layer="controls" svg:width="1.55cm" svg:height="0.6cm" svg:x="11cm" svg:y="15.9cm" draw:control="control41"/>
        <draw:control draw:style-name="gr1" draw:text-style-name="P2" draw:layer="controls" svg:width="1.6cm" svg:height="0.6cm" svg:x="12.75cm" svg:y="15.9cm" draw:control="control42"/>
        <draw:control draw:style-name="gr1" draw:text-style-name="P2" draw:layer="controls" svg:width="1.65cm" svg:height="0.6cm" svg:x="14.5cm" svg:y="15.9cm" draw:control="control43"/>
        <draw:control draw:style-name="gr1" draw:text-style-name="P2" draw:layer="controls" svg:width="1.4cm" svg:height="0.6cm" svg:x="16.25cm" svg:y="15.9cm" draw:control="control44"/>
        <draw:control draw:style-name="gr1" draw:text-style-name="P3" draw:layer="controls" svg:width="2.65cm" svg:height="0.6cm" svg:x="17.9cm" svg:y="15.9cm" draw:control="control45"/>
        <draw:control draw:style-name="gr1" draw:text-style-name="P4" draw:layer="controls" svg:width="6.75cm" svg:height="0.6cm" svg:x="1cm" svg:y="9.05cm" draw:control="control46"/>
        <draw:control draw:style-name="gr1" draw:text-style-name="P4" draw:layer="controls" svg:width="6.75cm" svg:height="0.6cm" svg:x="1cm" svg:y="9.65cm" draw:control="control47"/>
        <draw:control draw:style-name="gr1" draw:text-style-name="P4" draw:layer="controls" svg:width="6.75cm" svg:height="0.6cm" svg:x="1cm" svg:y="10.25cm" draw:control="control48"/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6-01-15T09:26:29.973000000</meta:creation-date>
    <meta:print-date>2026-04-01T18:56:20.689000000</meta:print-date>
    <meta:printed-by>Fichiers PDF</meta:printed-by>
    <dc:date>2026-04-14T23:19:06.876000000</dc:date>
    <meta:editing-duration>PT7H14M27S</meta:editing-duration>
    <meta:editing-cycles>22</meta:editing-cycles>
    <meta:generator>LibreOffice/24.8.5.2$Windows_X86_64 LibreOffice_project/fddf2685c70b461e7832239a0162a77216259f22</meta:generator>
    <meta:document-statistic meta:object-count="48"/>
  </office:meta>
</office:document-meta>
</file>